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0pt" officeooo:paragraph-rsid="00131173" style:font-size-asian="10pt" style:font-size-complex="10pt"/>
    </style:style>
    <style:style style:name="P2" style:family="paragraph" style:parent-style-name="Standard">
      <style:text-properties fo:font-size="10pt" officeooo:rsid="00131173" officeooo:paragraph-rsid="00131173" style:font-size-asian="10pt" style:font-size-complex="10pt"/>
    </style:style>
    <style:style style:name="P3" style:family="paragraph" style:parent-style-name="Standard">
      <style:text-properties fo:font-size="10pt" officeooo:paragraph-rsid="001471cd" style:font-size-asian="10pt" style:font-size-complex="10pt"/>
    </style:style>
    <style:style style:name="P4" style:family="paragraph" style:parent-style-name="Standard">
      <style:text-properties fo:font-size="20pt" officeooo:rsid="00179bb3" officeooo:paragraph-rsid="00179bb3" style:font-size-asian="20pt" style:font-size-complex="20pt"/>
    </style:style>
    <style:style style:name="P5" style:family="paragraph" style:parent-style-name="Standard" style:master-page-name="Standard">
      <style:paragraph-properties style:page-number="auto"/>
      <style:text-properties fo:font-size="10pt" officeooo:paragraph-rsid="00131173" style:font-size-asian="10pt" style:font-size-complex="10pt"/>
    </style:style>
    <style:style style:name="T1" style:family="text">
      <style:text-properties fo:color="#008000" style:font-name="Courier" fo:font-size="8pt" style:font-size-asian="8pt"/>
    </style:style>
    <style:style style:name="T2" style:family="text">
      <style:text-properties fo:color="#008000" style:font-name="Courier"/>
    </style:style>
    <style:style style:name="T3" style:family="text">
      <style:text-properties fo:color="#000000" style:font-name="Courier" fo:font-size="8pt" style:font-size-asian="8pt"/>
    </style:style>
    <style:style style:name="T4" style:family="text">
      <style:text-properties fo:color="#000000" style:font-name="Courier" fo:font-size="8pt" fo:font-weight="bold" style:font-size-asian="8pt" style:font-weight-asian="bold"/>
    </style:style>
    <style:style style:name="T5" style:family="text">
      <style:text-properties fo:color="#000000" style:font-name="Courier"/>
    </style:style>
    <style:style style:name="T6" style:family="text">
      <style:text-properties fo:color="#000000" style:font-name="Courier" fo:font-weight="bold" style:font-weight-asian="bold"/>
    </style:style>
    <style:style style:name="T7" style:family="text">
      <style:text-properties fo:color="#0000ff" style:font-name="Courier" fo:font-size="8pt" style:font-size-asian="8pt"/>
    </style:style>
    <style:style style:name="T8" style:family="text">
      <style:text-properties fo:color="#0000ff" style:font-name="Courier"/>
    </style:style>
    <style:style style:name="T9" style:family="text">
      <style:text-properties fo:color="#800000" style:font-name="Courier" fo:font-size="8pt" style:font-size-asian="8pt"/>
    </style:style>
    <style:style style:name="T10" style:family="text">
      <style:text-properties fo:color="#800000" style:font-name="Courier"/>
    </style:style>
    <style:style style:name="T11" style:family="text">
      <style:text-properties fo:color="#000080" style:font-name="Courier" fo:font-size="8pt" fo:font-weight="bold" style:font-size-asian="8pt" style:font-weight-asian="bold"/>
    </style:style>
    <style:style style:name="T12" style:family="text">
      <style:text-properties fo:color="#000080" style:font-name="Courier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/></text:p>
      <text:p text:style-name="P4"><text:span text:style-name="T2">EECS 3311 – Lab 1 – Word Analyzer</text:span></text:p>
      <text:p text:style-name="P1"><text:span text:style-name="T2"/></text:p>
      <text:p text:style-name="P1"><text:span text:style-name="T2"/></text:p>
      <text:p text:style-name="P2"><text:span text:style-name="T2">Student Name: Michael Williams</text:span></text:p>
      <text:p text:style-name="P2"><text:span text:style-name="T2"/></text:p>
      <text:p text:style-name="P2"><text:span text:style-name="T2">Prism Login: mw1992</text:span></text:p>
      <text:p text:style-name="P2"><text:span text:style-name="T2"/></text:p>
      <text:p text:style-name="P2"><text:span text:style-name="T2">I completed and submitt3ed the whole lab:YES</text:span></text:p>
      <text:p text:style-name="P2"><text:span text:style-name="T2"/></text:p>
      <text:p text:style-name="P2"><text:span text:style-name="T2">Comments: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find </text:span><text:span text:style-name="T5">(</text:span><text:span text:style-name="T2">c</text:span><text:span text:style-name="T5">:</text:span><text:span text:style-name="T2"> </text:span><text:span text:style-name="T8">CHARACTER_8</text:span><text:span text:style-name="T5">;</text:span><text:span text:style-name="T2"> position</text:span><text:span text:style-name="T5">:</text:span><text:span text:style-name="T2"> </text:span><text:span text:style-name="T8">INTEGER_32</text:span><text:span text:style-name="T5">):</text:span><text:span text:style-name="T2"> </text:span><text:span text:style-name="T8">INTEGER_32</text:span><text:line-break/><text:span text:style-name="T10">-- returns index of 'c' in word</text:span><text:line-break/><text:span text:style-name="T10">-- in range position..word.count</text:span><text:line-break/><text:span text:style-name="T10">--The find utility searches through word's characters, starting at position + 1 until it finds character c or reaches the end of the word.</text:span><text:line-break/><text:span text:style-name="T10">--if the character is found, the index of the first found instance is returned</text:span><text:line-break/><text:span text:style-name="T10">--if no character is found, the value 0 is returned</text:span><text:line-break/><text:span text:style-name="T10">--ex) in the word water, given c=w and position = 1, the value 0 is returned because w is never found from starting point position + 1 to the end of the word.</text:span><text:line-break/><text:span text:style-name="T2"><text:tab/><text:tab/></text:span><text:span text:style-name="T12">require</text:span><text:line-break/><text:span text:style-name="T2"><text:tab/><text:tab/><text:tab/></text:span><text:span text:style-name="T5">correct_position:</text:span><text:span text:style-name="T2"> position </text:span><text:span text:style-name="T5">&gt;=</text:span><text:span text:style-name="T2"> 1 </text:span><text:span text:style-name="T12">and</text:span><text:span text:style-name="T2"> position </text:span><text:span text:style-name="T5">&lt;=</text:span><text:span text:style-name="T2"> word</text:span><text:span text:style-name="T6">.</text:span><text:span text:style-name="T2">count</text:span><text:line-break/><text:span text:style-name="T2"><text:tab/><text:tab/></text:span><text:span text:style-name="T12">local</text:span><text:line-break/><text:span text:style-name="T2"><text:tab/><text:tab/><text:tab/>i</text:span><text:span text:style-name="T5">:</text:span><text:span text:style-name="T2"> </text:span><text:span text:style-name="T8">INTEGER_32</text:span><text:line-break/><text:span text:style-name="T2"><text:tab/><text:tab/><text:tab/>stop</text:span><text:span text:style-name="T5">:</text:span><text:span text:style-name="T2"> </text:span><text:span text:style-name="T8">BOOLEAN</text:span><text:line-break/><text:span text:style-name="T2"><text:tab/><text:tab/></text:span><text:span text:style-name="T12">do</text:span><text:line-break/><text:span text:style-name="T2"><text:tab/><text:tab/><text:tab/></text:span><text:span text:style-name="T12">from</text:span><text:line-break/><text:span text:style-name="T2"><text:tab/><text:tab/><text:tab/><text:tab/>i </text:span><text:span text:style-name="T5">:=</text:span><text:span text:style-name="T2"> position</text:span><text:line-break/><text:span text:style-name="T2"><text:tab/><text:tab/><text:tab/><text:tab/></text:span><text:span text:style-name="T12">Result</text:span><text:span text:style-name="T2"> </text:span><text:span text:style-name="T5">:=</text:span><text:span text:style-name="T2"> 0</text:span><text:line-break/><text:span text:style-name="T2"><text:tab/><text:tab/><text:tab/></text:span><text:span text:style-name="T12">until</text:span><text:line-break/><text:span text:style-name="T2"><text:tab/><text:tab/><text:tab/><text:tab/>i </text:span><text:span text:style-name="T5">+</text:span><text:span text:style-name="T2"> 1 </text:span><text:span text:style-name="T5">&gt;</text:span><text:span text:style-name="T2"> word</text:span><text:span text:style-name="T6">.</text:span><text:span text:style-name="T2">count </text:span><text:span text:style-name="T12">or</text:span><text:span text:style-name="T2"> stop</text:span><text:line-break/><text:span text:style-name="T2"><text:tab/><text:tab/><text:tab/></text:span><text:span text:style-name="T12">loop</text:span><text:line-break/><text:span text:style-name="T2"><text:tab/><text:tab/><text:tab/><text:tab/></text:span><text:span text:style-name="T12">if</text:span><text:span text:style-name="T2"> c </text:span><text:span text:style-name="T5">=</text:span><text:span text:style-name="T2"> word </text:span><text:span text:style-name="T5">[</text:span><text:span text:style-name="T2">i </text:span><text:span text:style-name="T5">+</text:span><text:span text:style-name="T2"> 1</text:span><text:span text:style-name="T5">]</text:span><text:span text:style-name="T2"> </text:span><text:span text:style-name="T12">then</text:span><text:line-break/><text:span text:style-name="T2"><text:tab/><text:tab/><text:tab/><text:tab/><text:tab/></text:span><text:span text:style-name="T12">Result</text:span><text:span text:style-name="T2"> </text:span><text:span text:style-name="T5">:=</text:span><text:span text:style-name="T2"> i </text:span><text:span text:style-name="T5">+</text:span><text:span text:style-name="T2"> 1</text:span><text:line-break/><text:span text:style-name="T2"><text:tab/><text:tab/><text:tab/><text:tab/><text:tab/>stop </text:span><text:span text:style-name="T5">:=</text:span><text:span text:style-name="T2"> </text:span><text:span text:style-name="T12">True</text:span><text:line-break/><text:span text:style-name="T2"><text:tab/><text:tab/><text:tab/><text:tab/></text:span><text:span text:style-name="T12">end</text:span><text:line-break/><text:span text:style-name="T2"><text:tab/><text:tab/><text:tab/><text:tab/>i </text:span><text:span text:style-name="T5">:=</text:span><text:span text:style-name="T2"> i </text:span><text:span text:style-name="T5">+</text:span><text:span text:style-name="T2"> 1</text:span><text:line-break/><text:span text:style-name="T2"><text:tab/><text:tab/><text:tab/></text:span><text:span text:style-name="T12">end</text:span><text:line-break/><text:span text:style-name="T2"><text:tab/><text:tab/></text:span><text:span text:style-name="T12">ensure</text:span><text:line-break/><text:span text:style-name="T2"><text:tab/><text:tab/><text:tab/></text:span><text:span text:style-name="T5">test1:</text:span><text:span text:style-name="T2"> </text:span><text:span text:style-name="T12">Result</text:span><text:span text:style-name="T2"> </text:span><text:span text:style-name="T5">=</text:span><text:span text:style-name="T2"> 0 </text:span><text:span text:style-name="T12">or</text:span><text:span text:style-name="T2"> </text:span><text:span text:style-name="T5">(</text:span><text:span text:style-name="T12">Result</text:span><text:span text:style-name="T2"> </text:span><text:span text:style-name="T5">&gt;</text:span><text:span text:style-name="T2"> position </text:span><text:span text:style-name="T12">and</text:span><text:span text:style-name="T2"> </text:span><text:span text:style-name="T12">Result</text:span><text:span text:style-name="T2"> </text:span><text:span text:style-name="T5">&lt;=</text:span><text:span text:style-name="T2"> word</text:span><text:span text:style-name="T6">.</text:span><text:span text:style-name="T2">count</text:span><text:span text:style-name="T5">)</text:span><text:line-break/><text:span text:style-name="T2"><text:tab/><text:tab/><text:tab/></text:span><text:span text:style-name="T5">test2:</text:span><text:span text:style-name="T2"> </text:span><text:span text:style-name="T5">(</text:span><text:span text:style-name="T12">Result</text:span><text:span text:style-name="T2"> </text:span><text:span text:style-name="T5">=</text:span><text:span text:style-name="T2"> 0</text:span><text:span text:style-name="T5">)</text:span><text:span text:style-name="T2"> </text:span><text:span text:style-name="T5">=</text:span><text:span text:style-name="T2"> </text:span><text:span text:style-name="T5">(</text:span><text:span text:style-name="T12">across</text:span><text:line-break/><text:span text:style-name="T2"><text:tab/><text:tab/><text:tab/><text:tab/><text:tab/></text:span><text:span text:style-name="T5">(</text:span><text:span text:style-name="T2">position </text:span><text:span text:style-name="T5">+</text:span><text:span text:style-name="T2"> 1</text:span><text:span text:style-name="T5">)</text:span><text:span text:style-name="T2"> </text:span><text:span text:style-name="T5">|..|</text:span><text:span text:style-name="T2"> word</text:span><text:span text:style-name="T6">.</text:span><text:span text:style-name="T2">count </text:span><text:span text:style-name="T12">as</text:span><text:span text:style-name="T2"> ch</text:span><text:line-break/><text:span text:style-name="T2"><text:tab/><text:tab/><text:tab/><text:tab/></text:span><text:span text:style-name="T12">all</text:span><text:line-break/><text:span text:style-name="T2"><text:tab/><text:tab/><text:tab/><text:tab/><text:tab/>word </text:span><text:span text:style-name="T5">[</text:span><text:span text:style-name="T2">ch</text:span><text:span text:style-name="T6">.</text:span><text:span text:style-name="T2">item</text:span><text:span text:style-name="T5">]</text:span><text:span text:style-name="T2"> </text:span><text:span text:style-name="T5">/=</text:span><text:span text:style-name="T2"> c</text:span><text:line-break/><text:span text:style-name="T2"><text:tab/><text:tab/><text:tab/><text:tab/></text:span><text:span text:style-name="T12">end</text:span><text:span text:style-name="T5">)</text:span><text:line-break/><text:span text:style-name="T2"><text:tab/><text:tab/><text:tab/></text:span><text:span text:style-name="T5">test3:</text:span><text:span text:style-name="T2"> </text:span><text:span text:style-name="T5">(</text:span><text:span text:style-name="T12">Result</text:span><text:span text:style-name="T2"> </text:span><text:span text:style-name="T5">/=</text:span><text:span text:style-name="T2"> 0</text:span><text:span text:style-name="T5">)</text:span><text:span text:style-name="T2"> </text:span><text:span text:style-name="T5">=</text:span><text:span text:style-name="T2"> </text:span><text:span text:style-name="T5">(</text:span><text:span text:style-name="T12">across</text:span><text:line-break/><text:span text:style-name="T2"><text:tab/><text:tab/><text:tab/><text:tab/><text:tab/></text:span><text:span text:style-name="T5">(</text:span><text:span text:style-name="T2">position </text:span><text:span text:style-name="T5">+</text:span><text:span text:style-name="T2"> 1</text:span><text:span text:style-name="T5">)</text:span><text:span text:style-name="T2"> </text:span><text:span text:style-name="T5">|..|</text:span><text:span text:style-name="T2"> word</text:span><text:span text:style-name="T6">.</text:span><text:span text:style-name="T2">count </text:span><text:span text:style-name="T12">as</text:span><text:span text:style-name="T2"> ch</text:span><text:line-break/><text:span text:style-name="T2"><text:tab/><text:tab/><text:tab/><text:tab/></text:span><text:span text:style-name="T12">some</text:span><text:line-break/><text:span text:style-name="T2"><text:tab/><text:tab/><text:tab/><text:tab/><text:tab/>word </text:span><text:span text:style-name="T5">[</text:span><text:span text:style-name="T2">ch</text:span><text:span text:style-name="T6">.</text:span><text:span text:style-name="T2">item</text:span><text:span text:style-name="T5">]</text:span><text:span text:style-name="T2"> </text:span><text:span text:style-name="T5">=</text:span><text:span text:style-name="T2"> c</text:span><text:line-break/><text:span text:style-name="T2"><text:tab/><text:tab/><text:tab/><text:tab/></text:span><text:span text:style-name="T12">end</text:span><text:span text:style-name="T5">)</text:span><text:line-break/><text:span text:style-name="T2"><text:tab/><text:tab/></text:span><text:bookmark-start text:name="__DdeLink__1155_1576657737"/><text:span text:style-name="T12">end</text:span><text:bookmark-end text:name="__DdeLink__1155_1576657737"/></text:p>
      <text:p text:style-name="P3"><text:span text:style-name="T1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8:40:39.071253223</meta:creation-date>
    <dc:date>2016-01-13T18:47:55.201564937</dc:date>
    <meta:editing-duration>PT7M14S</meta:editing-duration>
    <meta:editing-cycles>4</meta:editing-cycles>
    <meta:generator>LibreOffice/4.4.2.2$Linux_X86_64 LibreOffice_project/c4c7d32d0d49397cad38d62472b0bc8acff48dd6</meta:generator>
    <meta:document-statistic meta:table-count="0" meta:image-count="0" meta:object-count="0" meta:page-count="1" meta:paragraph-count="7" meta:word-count="229" meta:character-count="1311" meta:non-whitespace-character-count="979"/>
  </office:meta>
</office:document-meta>
</file>